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AdvisorRetrievalHelper.findAdvisorBean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BeanFactoryAdvisorRetrievalHelper.BeanFactoryAdvisorRetrievalHelper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AdvisorRetrievalHelper.isEligibleBea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